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B0000227000001109B90595C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text-properties style:font-name="Times New Roman1" fo:font-size="12pt"/>
    </style:style>
    <style:style style:name="P2" style:family="paragraph" style:parent-style-name="Text_20_body">
      <style:paragraph-properties fo:line-height="150%" fo:text-align="center" style:justify-single-word="false"/>
      <style:text-properties style:font-name="Times New Roman1" fo:font-size="12pt" fo:font-weight="bold"/>
    </style:style>
    <style:style style:name="P3" style:family="paragraph" style:parent-style-name="Text_20_body">
      <style:paragraph-properties fo:margin-top="0cm" fo:margin-bottom="0cm" fo:line-height="150%"/>
      <style:text-properties style:font-name="Times New Roman1" fo:font-size="12pt"/>
    </style:style>
    <style:style style:name="P4" style:family="paragraph" style:parent-style-name="Text_20_body">
      <style:paragraph-properties fo:margin-top="0cm" fo:margin-bottom="0cm" fo:line-height="150%" fo:text-align="center" style:justify-single-word="false"/>
      <style:text-properties style:font-name="Times New Roman1" fo:font-size="12pt" fo:font-weight="bold"/>
    </style:style>
    <style:style style:name="P5" style:family="paragraph" style:parent-style-name="Text_20_body">
      <style:paragraph-properties fo:margin-top="0cm" fo:margin-bottom="0cm" fo:line-height="150%" fo:text-align="center" style:justify-single-word="false"/>
      <style:text-properties style:font-name="Times New Roman1" fo:font-size="10pt"/>
    </style:style>
    <style:style style:name="P6" style:family="paragraph" style:parent-style-name="Text_20_body">
      <style:paragraph-properties fo:margin-top="0cm" fo:margin-bottom="0cm" fo:line-height="150%"/>
    </style:style>
    <style:style style:name="P7" style:family="paragraph" style:parent-style-name="Text_20_body">
      <style:paragraph-properties fo:margin-top="0cm" fo:margin-bottom="0cm" fo:line-height="150%" fo:text-align="center" style:justify-single-word="false"/>
    </style:style>
    <style:style style:name="T1" style:family="text">
      <style:text-properties style:font-name="Times New Roman1"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rancis Q. Laboguin                                                                                           October 8, 2018</text:p>
      <text:p text:style-name="P3">Progress Report 3</text:p>
      <text:p text:style-name="P1">Groupmates: Reinelle Jan Bugnot, Nicolo Ramirez</text:p>
      <text:p text:style-name="P2">Handwriting Recognition Canvas using Neural Networks</text:p>
      <text:p text:style-name="P6">            <text:span text:style-name="T1">In the third week of our project development, our group was able to start on our own contributions. Reinelle started to work on the handwriting recognition using neural networks and converted his code into C++. Nicolo started to work on the canvas of our project using mouse detection. I was able to start on working on the frontend of the graphic user interface of our project. For this week, we were able to learn that our project was feasible and can be integrated. However, our challenge is to know the process on how to integrate and merge all of our contributions into one source code.</text:span></text:p>
      <text:p text:style-name="P6"> </text:p>
      <text:p text:style-name="P6">            <text:span text:style-name="T1">For this week, I was able to start working on the graphical user interface of our project. I started by researching which software will be used to create the graphical user interface. I learned that wxDevC++ is a software that can be utilized in creating graphical user interfaces. I familiarized myself with the common tools and commands for this software. With that, I finished creating the frontend of our GUI. In this GUI, I included buttons, panels, and static texts. The GUI I created can be seen below. My challenge for next week is to start and work on the backend of our GUI display.</text:span></text:p>
      <text:p text:style-name="P5"><draw:frame draw:style-name="fr1" draw:name="graphics1" text:anchor-type="paragraph" svg:width="8.816cm" svg:height="4.36cm" draw:z-index="0"><draw:image xlink:href="Pictures/2000000B0000227000001109B90595C4.svm" xlink:type="simple" xlink:show="embed" xlink:actuate="onLoad"/></draw:frame></text:p>
      <text:p text:style-name="P5">Fig. 1 GUI Display</text:p>
      <text:p text:style-name="P6"> </text:p>
      <text:p text:style-name="P3"><text:tab/>Our next step for our project was to continually develop and solidify our parts. This is because before we integrate or merge our contributions into one project, it should be simplified, tested, and not too complicated. For my contribution, I will start to work on the backend of our graphic user interface using wxDevC++.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P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PH"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cis Laboguin</meta:initial-creator>
    <meta:creation-date>2018-11-05T10:38:48.58</meta:creation-date>
    <dc:date>2018-11-05T10:40:22.64</dc:date>
    <dc:creator>Francis Laboguin</dc:creator>
    <meta:editing-duration>PT30S</meta:editing-duration>
    <meta:editing-cycles>1</meta:editing-cycles>
    <meta:generator>OpenOffice/4.1.5$Win32 OpenOffice.org_project/415m1$Build-9789</meta:generator>
    <meta:document-statistic meta:table-count="0" meta:image-count="1" meta:object-count="0" meta:page-count="1" meta:paragraph-count="10" meta:word-count="289" meta:character-count="1792"/>
  </office:meta>
</office:document-meta>
</file>